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DetachableModel.on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etachableModel.getNested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etachableModel.onSetObject( Component componen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etachableModel.onGetObject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etachableModel.onAt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DetachableModel.AccountDetachableModel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